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pDecorator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Decora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Decorator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Decorato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Decorator.equal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apDeco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Decorator.putAll( Map mapTo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Decorator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Decorator.AbstractMap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Decorator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Decorato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Decorator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Decorato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Decorator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Decorator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Decorator.AbstractMapDecorator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apDecorator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Decorator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